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7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Algo</text:p>
          </table:table-cell>
          <table:covered-table-cell table:number-columns-repeated="2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table:number-columns-repeated="39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84" office:value-type="string" calcext:value-type="string">
            <text:p>Combinatoire / logique</text:p>
          </table:table-cell>
          <table:table-cell table:style-name="ce77" office:value-type="string" calcext:value-type="string">
            <text:p>encodge texte / csv</text:p>
          </table:table-cell>
          <table:table-cell table:style-name="ce77" office:value-type="string" calcext:value-type="string">
            <text:p>tri</text:p>
          </table:table-cell>
          <table:table-cell table:style-name="ce77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6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7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8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7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7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9">
          <table:table-cell table:number-columns-repeated="1020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7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7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7"/>
          <table:table-cell table:number-columns-repeated="951"/>
        </table:table-row>
        <table:table-row table:style-name="ro9" table:number-rows-repeated="1048490">
          <table:table-cell table:number-columns-repeated="1020"/>
        </table:table-row>
        <table:table-row table:style-name="ro9">
          <table:table-cell table:number-columns-repeated="1020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number-columns-repeated="31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style-name="ce31" table:number-columns-repeated="34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4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4:56:41.397237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08T16:03:14.282229724</dc:date>
    <meta:editing-duration>P280DT7H57M26S</meta:editing-duration>
    <meta:editing-cycles>1055</meta:editing-cycles>
    <meta:generator>LibreOffice/6.1.5.2$Linux_X86_64 LibreOffice_project/10$Build-2</meta:generator>
    <meta:document-statistic meta:table-count="3" meta:cell-count="796" meta:object-count="0"/>
  </office:meta>
</office:document-meta>
</file>